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addNotificationListener( NotificationListener listener , NotificationFilter filter , Object handb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ModelMBea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removeAttributeChangeNotificationListener( NotificationListener listener , String attributeName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BaseModelM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setAttribute( Attribute attribut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BaseModelMBean.se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getAttributes( String name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ModelMBean.postDeregi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createDefaultModelM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BaseModelMBean( String type , Modeler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ModelMBean.createResour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ModelMBean.setManagedResource( Object resource , String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ModelMBean.BaseModelMBean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odelMBean.getObjec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odelMBean.removeNotificationListener( NotificationListener listener , NotificationFilter filter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getModel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removeNotificationListener( NotificationListener listener , Object han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get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setModelMBeanInfo( ModelMBean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ModelMBea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preRegister( MBeanServer server , Object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odelMBean.getNotification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seModelMBean.invoke( String name , Object params [ ] , String signature [ ]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BaseModelMBean.removeAttributeChangeNotificationListener( NotificationListener listener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odelMBean.getMBean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ModelMBean.getAttribute( String 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BaseModelMBean.postRegister( Boolean registrationD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BaseModelMBean( ModelMBeanInfo 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Key.MethodKey( String name , String [ ] signa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odelMBean.getJmx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removeNotificationListener( Notification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odelMBean.setAttributes( AttributeList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aseModelMBean.preDeregi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isModelMBeanInfoValid( ModelMBean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odelMBean.addAttributeChangeNotificationListener( NotificationListener listener , String name , Object handb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ModelMBean.sendNotification( Notification notif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odelMBean.sendAttributeChangeNotification( Attribute oldValue , Attribute new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ModelMBean.sendAttributeChangeNotification( AttributeChangeNotification notifi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ModelMBean.getAttributeClass( String signatur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seModelMBean.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ModelMBean.getManaged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ModelMBean.sendNotification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ModelMBean.setModeled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ModelMBean.initModelInfo( String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thodKey.equals(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